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fr" fo:country="FR" officeooo:rsid="0001dc4d" officeooo:paragraph-rsid="0001dc4d"/>
    </style:style>
    <style:style style:name="P2" style:family="paragraph" style:parent-style-name="Standard">
      <style:paragraph-properties fo:text-align="justify" style:justify-single-word="false"/>
      <style:text-properties fo:language="fr" fo:country="FR" officeooo:rsid="0001dc4d" officeooo:paragraph-rsid="0001dc4d"/>
    </style:style>
    <style:style style:name="P3" style:family="paragraph" style:parent-style-name="Standard">
      <style:text-properties fo:language="fr" fo:country="FR" officeooo:rsid="0003b447" officeooo:paragraph-rsid="0003b447"/>
    </style:style>
    <style:style style:name="P4" style:family="paragraph" style:parent-style-name="Standard">
      <style:paragraph-properties fo:text-align="justify" style:justify-single-word="false"/>
      <style:text-properties fo:language="fr" fo:country="FR" officeooo:rsid="0003b447" officeooo:paragraph-rsid="0003b44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nsieur,</text:p>
      <text:p text:style-name="P1"/>
      <text:p text:style-name="P2">J’ai remarqué que votre entreprise a récemment intégré le Village by CA et j’ai ainsi découvert votre solution technique. J’ai été particulièrement intéressé par la manière dont vous gérez les données côté client. Actuellement en formation développeur web et web mobile à l’ AFPA de Rouen, je recherche un stage non rémunéré de 9 semaines à partir du 4 janvier et j’aimerai vous accompagner dans le développement de votre produit.</text:p>
      <text:p text:style-name="P2"/>
      <text:p text:style-name="P2">Dans le cadre de ma formation, j’ai notamment appris à développer des applications web aussi bien côté client à l’aide de JavaScript, que côté serveur à l’aide de PHP et du framework Symfony. Le traitement des données est une thématique que nous avons explorée au travers des bases de données SQL. Cependant votre méthode de edge computing m’a particulièrement séduit car je suis moi-même très attentif à l’utilisation des ressources sur mes applications. Je pense donc qu’un stage dans votre entreprise me permettrait de travailler sur ce sujet novateur et ainsi de pleinement développer mes compétences. Pour en savoir plus sur mon profil je vous invite à visiter mon portfolio et mon github : .</text:p>
      <text:p text:style-name="P2"/>
      <text:p text:style-name="P4">En tant qu’utilisateur, j’ai moi même pu expérimenter à plusieurs reprises des défauts d’UX qui m’ont empêcher de poursuivre mes achats. Je pense donc que votre solution répond à une problématique de fond chez les e-commerçants et j’aimerais avoir l’opportunité d’améliorer avec vous l’expérience utilisateur sur les sites de vos clients dans le respect de leurs données. Cela me permettrait, en plus de l’expérience en développement web de me familiariser avec d’autres problématiques métier ce qui serait une expérience extrêmement enrichissante pour un profil junior comme le mien.</text:p>
      <text:p text:style-name="P3"/>
      <text:p text:style-name="P3"><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4T15:40:21.219870606</meta:creation-date>
    <dc:date>2020-09-14T16:39:29.487521364</dc:date>
    <meta:editing-duration>PT6M36S</meta:editing-duration>
    <meta:editing-cycles>1</meta:editing-cycles>
    <meta:generator>LibreOffice/5.1.6.2$Linux_X86_64 LibreOffice_project/10m0$Build-2</meta:generator>
    <meta:document-statistic meta:table-count="0" meta:image-count="0" meta:object-count="0" meta:page-count="1" meta:paragraph-count="5" meta:word-count="274" meta:character-count="1721" meta:non-whitespace-character-count="1450"/>
  </office:meta>
</office:document-meta>
</file>